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 table:number-rows-repeated="6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2])" office:value-type="float" office:value="148">
            <text:p>148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9]" office:value-type="float" office:value="148">
            <text:p>148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96">
            <text:p>2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/03/2012</text:date>, <text:time>18:5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06T18:50:39</dc:date>
    <meta:editing-duration>PT45M48S</meta:editing-duration>
    <meta:editing-cycles>61</meta:editing-cycles>
    <meta:generator>LibreOffice/3.4$Unix LibreOffice_project/340m1$Build-302</meta:generator>
    <meta:document-statistic meta:table-count="5" meta:cell-count="172" meta:object-count="0"/>
  </office:meta>
</office:document-meta>
</file>